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
      <style:paragraph-properties fo:margin-left="0in" fo:margin-right="0in" fo:line-height="100%" fo:text-align="start" style:justify-single-word="false" fo:text-indent="0in" style:auto-text-indent="false" style:writing-mode="lr-tb"/>
      <style:text-properties fo:font-size="12pt" officeooo:rsid="0018226b" officeooo:paragraph-rsid="001908b1" style:font-size-asian="12pt" style:font-size-complex="12pt"/>
    </style:style>
    <style:style style:name="P2"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226b" officeooo:paragraph-rsid="0018447d" style:font-size-asian="12pt" style:font-size-complex="12pt"/>
    </style:style>
    <style:style style:name="P3"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226b" officeooo:paragraph-rsid="001bbb90" style:font-size-asian="12pt" style:font-size-complex="12pt"/>
    </style:style>
    <style:style style:name="P4" style:family="paragraph" style:parent-style-name="Standard">
      <style:paragraph-properties fo:margin-left="0in" fo:margin-right="0in" fo:line-height="100%" fo:text-align="start" style:justify-single-word="false" fo:text-indent="0in" style:auto-text-indent="false" style:writing-mode="lr-tb"/>
      <style:text-properties fo:font-size="12pt" officeooo:rsid="0018226b" officeooo:paragraph-rsid="001cbfa6" style:font-size-asian="12pt" style:font-size-complex="12pt"/>
    </style:style>
    <style:style style:name="P5" style:family="paragraph" style:parent-style-name="Standard" style:list-style-name="">
      <style:paragraph-properties fo:margin-left="0in" fo:margin-right="0in" fo:line-height="100%" fo:text-align="start" style:justify-single-word="false" fo:orphans="2" fo:widows="2" fo:text-indent="0in" style:auto-text-indent="false" style:writing-mode="lr-tb"/>
      <style:text-properties fo:font-size="12pt" officeooo:rsid="0018226b" officeooo:paragraph-rsid="001cbfa6" style:font-size-asian="12pt" style:font-size-complex="12pt"/>
    </style:style>
    <style:style style:name="P6" style:family="paragraph" style:parent-style-name="Standard">
      <style:paragraph-properties fo:margin-left="0in" fo:margin-right="0in" fo:line-height="100%" fo:text-align="start" style:justify-single-word="false" fo:text-indent="0in" style:auto-text-indent="false" style:writing-mode="lr-tb"/>
      <style:text-properties officeooo:rsid="0018226b" officeooo:paragraph-rsid="001cbfa6"/>
    </style:style>
    <style:style style:name="P7" style:family="paragraph" style:parent-style-name="Standard">
      <style:paragraph-properties fo:margin-left="0in" fo:margin-right="0in" fo:line-height="100%" fo:text-align="start" style:justify-single-word="false" fo:text-indent="0in" style:auto-text-indent="false" fo:break-before="page" style:writing-mode="lr-tb"/>
      <style:text-properties fo:font-size="12pt" officeooo:rsid="0018226b" officeooo:paragraph-rsid="001cbfa6" style:font-size-asian="12pt" style:font-size-complex="12pt"/>
    </style:style>
    <style:style style:name="P8" style:family="paragraph" style:parent-style-name="Standard">
      <style:paragraph-properties fo:line-height="100%" fo:text-align="start" style:justify-single-word="false" style:writing-mode="lr-tb"/>
      <style:text-properties officeooo:rsid="0018226b" officeooo:paragraph-rsid="0018447d"/>
    </style:style>
    <style:style style:name="P9" style:family="paragraph" style:parent-style-name="Heading_20_1" style:master-page-name="Standard">
      <style:paragraph-properties fo:line-height="100%" fo:text-align="center" style:justify-single-word="false" style:page-number="auto" fo:break-before="auto" fo:break-after="auto" style:writing-mode="lr-tb"/>
      <style:text-properties fo:font-size="12pt" officeooo:rsid="00262401" officeooo:paragraph-rsid="00262401" style:font-size-asian="12pt" style:font-size-complex="12pt"/>
    </style:style>
    <style:style style:name="P10"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bbb90"/>
    </style:style>
    <style:style style:name="P11"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8447d"/>
    </style:style>
    <style:style style:name="P12"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908b1"/>
    </style:style>
    <style:style style:name="P13" style:family="paragraph" style:parent-style-name="Heading_20_1">
      <style:paragraph-properties fo:margin-left="0in" fo:margin-right="0in" fo:line-height="100%" fo:text-align="start" style:justify-single-word="false" fo:text-indent="0in" style:auto-text-indent="false" style:writing-mode="lr-tb"/>
      <style:text-properties officeooo:rsid="0018226b" officeooo:paragraph-rsid="001eaa69"/>
    </style:style>
    <style:style style:name="P14" style:family="paragraph" style:parent-style-name="Heading_20_1" style:list-style-name="">
      <style:paragraph-properties fo:margin-left="0in" fo:margin-right="0in" fo:line-height="100%" fo:text-align="start" style:justify-single-word="false" fo:orphans="2" fo:widows="2" fo:text-indent="0in" style:auto-text-indent="false" style:writing-mode="lr-tb"/>
      <style:text-properties officeooo:rsid="0018226b" officeooo:paragraph-rsid="0018447d"/>
    </style:style>
    <style:style style:name="P15" style:family="paragraph" style:parent-style-name="Heading_20_1">
      <style:paragraph-properties fo:margin-left="0in" fo:margin-right="0in" fo:line-height="100%" fo:text-align="start" style:justify-single-word="false" fo:text-indent="0in" style:auto-text-indent="false" style:writing-mode="lr-tb"/>
      <style:text-properties fo:font-size="12pt" officeooo:rsid="0018226b" officeooo:paragraph-rsid="001bbb90" style:font-size-asian="12pt" style:font-size-complex="12pt"/>
    </style:style>
    <style:style style:name="P16" style:family="paragraph" style:parent-style-name="Heading_20_1" style:list-style-name="">
      <style:paragraph-properties fo:margin-left="0.5in" fo:margin-right="0in" fo:line-height="100%" fo:text-align="start" style:justify-single-word="false" fo:orphans="2" fo:widows="2" fo:text-indent="0in" style:auto-text-indent="false" style:writing-mode="lr-tb"/>
      <style:text-properties officeooo:rsid="0018226b" officeooo:paragraph-rsid="0018447d"/>
    </style:style>
    <style:style style:name="P17" style:family="paragraph" style:parent-style-name="Heading_20_1" style:list-style-name="">
      <style:paragraph-properties fo:margin-left="0.5in" fo:margin-right="0in" fo:line-height="100%" fo:text-align="start" style:justify-single-word="false" fo:orphans="2" fo:widows="2" fo:text-indent="0in" style:auto-text-indent="false" style:writing-mode="lr-tb"/>
      <style:text-properties officeooo:rsid="0018226b" officeooo:paragraph-rsid="001eb642"/>
    </style:style>
    <style:style style:name="T1" style:family="text">
      <style:text-properties officeooo:rsid="001908b1"/>
    </style:style>
    <style:style style:name="T2" style:family="text">
      <style:text-properties officeooo:rsid="001bbb90"/>
    </style:style>
    <style:style style:name="T3" style:family="text">
      <style:text-properties fo:font-size="12pt" officeooo:rsid="001bbb90" style:font-size-asian="12pt" style:font-size-complex="12pt"/>
    </style:style>
    <style:style style:name="T4" style:family="text">
      <style:text-properties officeooo:rsid="001cbfa6"/>
    </style:style>
    <style:style style:name="T5" style:family="text">
      <style:text-properties officeooo:rsid="001eb642"/>
    </style:style>
    <style:style style:name="T6" style:family="text">
      <style:text-properties officeooo:rsid="0022428b"/>
    </style:style>
    <style:style style:name="T7" style:family="text">
      <style:text-properties officeooo:rsid="002941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PRÀCTICA <text:span text:style-name="T7">10</text:span></text:h>
      <text:h text:style-name="P1" text:outline-level="10"/>
      <text:h text:style-name="P2" text:outline-level="10">-- 1. <text:span text:style-name="T2">Llistar quants clients té assignats cada treballador-venedor-representant. Mostrar el codi del representant, el nom del representant i la quantitat de clients, ordenant de major quantitat de clients a menor.</text:span></text:h>
      <text:h text:style-name="P2" text:outline-level="10"><text:s/></text:h>
      <text:h text:style-name="P2" text:outline-level="10"/>
      <text:h text:style-name="P2" text:outline-level="10"/>
      <text:h text:style-name="P2" text:outline-level="10"/>
      <text:h text:style-name="P3" text:outline-level="10">-- <text:span text:style-name="T1">2</text:span>. <text:span text:style-name="T2">Llistar el nom de cada producte diferent, el seu preu i quantes unitats se n'han venut</text:span>. <text:span text:style-name="T2">No cal mostrar productes sense nom.</text:span></text:h>
      <text:h text:style-name="P2" text:outline-level="10"/>
      <text:h text:style-name="P2" text:outline-level="10"/>
      <text:h text:style-name="P2" text:outline-level="10"/>
      <text:h text:style-name="P2" text:outline-level="10"/>
      <text:h text:style-name="P10" text:outline-level="10">-- <text:span text:style-name="T1">3</text:span>. <text:span text:style-name="T3">Llistar el nom de cada producte diferent, el seu preu i quantes unitats se n'han venut segons el representant que l'ha venut (volem saber quantes unitats n'ha venut cada representant). Mostrar el nom del venedor. No cal mostrar productes sense nom.</text:span></text:h>
      <text:h text:style-name="P15" text:outline-level="10"/>
      <text:h text:style-name="P11" text:outline-level="10"/>
      <text:h text:style-name="P11" text:outline-level="10"/>
      <text:h text:style-name="P11" text:outline-level="10"/>
      <text:h text:style-name="P10" text:outline-level="10">-- <text:span text:style-name="T1">4</text:span>. <text:span text:style-name="T3">Llistar el nom de cada producte diferent, el seu preu i quantes unitats se n'han venut segons el el client que l'ha comprat (volem saber quantes unitats n'ha comprat cada client). Mostrar el nom del client. No cal mostrar productes sense nom.</text:span></text:h>
      <text:h text:style-name="P15" text:outline-level="10"/>
      <text:h text:style-name="P2" text:outline-level="10"/>
      <text:h text:style-name="P2" text:outline-level="10"/>
      <text:h text:style-name="P2" text:outline-level="10"/>
      <text:h text:style-name="P2" text:outline-level="10"/>
      <text:h text:style-name="P4" text:outline-level="10">--<text:span text:style-name="T1">5</text:span>. <text:span text:style-name="T2">Mostrar quants treballadors tenim a cada regió.</text:span></text:h>
      <text:h text:style-name="P4" text:outline-level="10"/>
      <text:h text:style-name="P4" text:outline-level="10"/>
      <text:h text:style-name="P5" text:outline-level="10"/>
      <text:h text:style-name="P7" text:outline-level="10"/>
      <text:h text:style-name="P4" text:outline-level="10"/>
      <text:h text:style-name="P4" text:outline-level="10">--<text:span text:style-name="T5">6. Mostrar el noms dels 3 <text:s/>clients que ens han comprat més tenint en compte l'import.</text:span></text:h>
      <text:h text:style-name="P4" text:outline-level="10"/>
      <text:h text:style-name="P4" text:outline-level="10"/>
      <text:h text:style-name="P4" text:outline-level="10"/>
      <text:h text:style-name="P4" text:outline-level="10"/>
      <text:h text:style-name="P4" text:outline-level="10"/>
      <text:h text:style-name="P4" text:outline-level="10"/>
      <text:h text:style-name="P4" text:outline-level="10">--<text:span text:style-name="T5">7. Mostrar els 3 noms de productes que s'han venut més tenint en compte la quantitat.</text:span></text:h>
      <text:h text:style-name="P4" text:outline-level="10"/>
      <text:h text:style-name="P4" text:outline-level="10"/>
      <text:h text:style-name="P4" text:outline-level="10"/>
      <text:h text:style-name="P4" text:outline-level="10"/>
      <text:h text:style-name="P4" text:outline-level="10"/>
      <text:h text:style-name="P4" text:outline-level="10"/>
      <text:h text:style-name="P4" text:outline-level="10"/>
      <text:h text:style-name="P4" text:outline-level="10">– <text:span text:style-name="T5">8. Mostrat els 3 noms de venedors que han venut menys tenint en compte l'import.</text:span></text:h>
      <text:h text:style-name="P4" text:outline-level="10"/>
      <text:h text:style-name="P4" text:outline-level="10"/>
      <text:h text:style-name="P4" text:outline-level="10"/>
      <text:h text:style-name="P4" text:outline-level="10"/>
      <text:h text:style-name="P4" text:outline-level="10"/>
      <text:h text:style-name="P4" text:outline-level="10"/>
      <text:h text:style-name="P6" text:outline-level="10"/>
      <text:h text:style-name="P12" text:outline-level="10">-- <text:span text:style-name="T5">9</text:span>. <text:span text:style-name="T4">Mostrar totes les dades possibles relacionades amb les comandes que han fet els clients que tenen un nom que no comença ni amb 'A' ni amb 'S' de productes dels fabricants acabats amb ' sa ' o en ' mm' <text:s/>i que ha fet algun venendor de Denver.</text:span></text:h>
      <text:h text:style-name="P12" text:outline-level="10"/>
      <text:h text:style-name="P13" text:outline-level="10"/>
      <text:h text:style-name="P13" text:outline-level="10"/>
      <text:h text:style-name="P13" text:outline-level="10"/>
      <text:h text:style-name="P13" text:outline-level="10"/>
      <text:h text:style-name="P13" text:outline-level="10"/>
      <text:h text:style-name="P13" text:outline-level="10"/>
      <text:h text:style-name="P14" text:outline-level="10"/>
      <text:h text:style-name="P14" text:outline-level="10">--<text:span text:style-name="T5">10. Mostrar, per cada comanda, les següents dades ordenades per client:</text:span></text:h>
      <text:h text:style-name="P16" text:outline-level="10">- <text:span text:style-name="T5">Nom de producte</text:span></text:h>
      <text:h text:style-name="P17" text:outline-level="10">- <text:span text:style-name="T5">Codi i nom del venedor que va vendre la comanda</text:span></text:h>
      <text:h text:style-name="P17" text:outline-level="10">- <text:span text:style-name="T6">Ciutat de l'oficina del venedor que va vendre la comanda</text:span></text:h>
      <text:h text:style-name="P17" text:outline-level="10">- <text:span text:style-name="T5">Codi i nom del cap del venedor que va vendre la comanda</text:span></text:h>
      <text:h text:style-name="P17" text:outline-level="10">- <text:span text:style-name="T5">Codi i nom del client que va comprar la comanda</text:span></text:h>
      <text:h text:style-name="P17" text:outline-level="10">- <text:span text:style-name="T5">Codi i nom del venedor assignat al client</text:span></text:h>
      <text:h text:style-name="P17" text:outline-level="10">- <text:span text:style-name="T6">Ciutat de l'oficina del venedor assignat al client</text:span></text:h>
      <text:h text:style-name="P17" text:outline-level="10">- <text:span text:style-name="T5">Codi i nom del cap del venedor assignat al client</text:span></text:h>
      <text:h text:style-name="P17" text:outline-level="10">- <text:span text:style-name="T5">Import de la comanda</text:span></text:h>
      <text:h text:style-name="P11" text:outline-level="10"/>
      <text:h text:style-name="P11" text:outline-level="10"/>
      <text:h text:style-name="P8"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line-height="100%" fo:break-before="auto" fo:break-after="auto" fo:keep-with-next="always" style:writing-mode="lr-tb"/>
      <style:text-properties fo:font-size="12pt" style:font-size-asian="12pt" style:font-size-complex="12pt"/>
    </style:style>
    <style:style style:name="Heading_20_2" style:display-name="Heading 2" style:family="paragraph" style:parent-style-name="Standard" style:class="text">
      <style:paragraph-properties fo:margin-top="0.1665in" fo:margin-bottom="0.0417in"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3"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4"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5"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6"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7"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1Level8"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1"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2"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3"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4"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5"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6"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7"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List7Level8" style:family="text">
      <style:text-properties fo:color="#000000" style:text-line-through-style="none" style:text-line-through-type="none" style:font-name="Verdana" fo:font-family="Verdana" fo:font-size="9pt" fo:font-style="normal" style:text-underline-style="none" fo:font-weight="normal" style:font-name-asian="Verdana" style:font-family-asian="Verdana" style:font-size-asian="9pt" style:font-style-asian="normal" style:font-weight-asian="normal" style:font-name-complex="Verdana" style:font-family-complex="Verdana" style:font-size-complex="9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list-style style:name="LS1">
      <text:list-level-style-number text:level="1" text:style-name="List1Level0" style:num-prefix=" " style:num-suffix="." style:num-format="1">
        <style:list-level-properties text:space-before="0.25in"/>
      </text:list-level-style-number>
      <text:list-level-style-number text:level="2" text:style-name="List1Level1" style:num-prefix=" " style:num-suffix=")" style:num-format="a">
        <style:list-level-properties text:space-before="0.75in"/>
      </text:list-level-style-number>
      <text:list-level-style-bullet text:level="3" text:style-name="List1Level2" text:bullet-char="•">
        <style:list-level-properties text:space-before="1.3752in"/>
        <style:text-properties fo:font-family="Verdana" style:font-family-generic="swiss"/>
      </text:list-level-style-bullet>
      <text:list-level-style-bullet text:level="4" text:style-name="List1Level3" text:bullet-char="•">
        <style:list-level-properties text:space-before="1.75in"/>
        <style:text-properties fo:font-family="Verdana" style:font-family-generic="swiss"/>
      </text:list-level-style-bullet>
      <text:list-level-style-bullet text:level="5" text:style-name="List1Level4" text:bullet-char="•">
        <style:list-level-properties text:space-before="2.25in"/>
        <style:text-properties fo:font-family="Verdana" style:font-family-generic="swiss"/>
      </text:list-level-style-bullet>
      <text:list-level-style-bullet text:level="6" text:style-name="List1Level5" text:bullet-char="•">
        <style:list-level-properties text:space-before="2.8752in"/>
        <style:text-properties fo:font-family="Verdana" style:font-family-generic="swiss"/>
      </text:list-level-style-bullet>
      <text:list-level-style-bullet text:level="7" text:style-name="List1Level6" text:bullet-char="•">
        <style:list-level-properties text:space-before="3.25in"/>
        <style:text-properties fo:font-family="Verdana" style:font-family-generic="swiss"/>
      </text:list-level-style-bullet>
      <text:list-level-style-bullet text:level="8" text:style-name="List1Level7" text:bullet-char="•">
        <style:list-level-properties text:space-before="3.75in"/>
        <style:text-properties fo:font-family="Verdana" style:font-family-generic="swiss"/>
      </text:list-level-style-bullet>
      <text:list-level-style-bullet text:level="9" text:style-name="List1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1.25in"/>
      </text:list-level-style-bullet>
      <text:list-level-style-bullet text:level="2" text:style-name="List3Level1" text:bullet-char="○">
        <style:list-level-properties text:space-before="0.75in" text:min-label-width="1.25in"/>
      </text:list-level-style-bullet>
      <text:list-level-style-bullet text:level="3" text:style-name="List3Level2" text:bullet-char="■">
        <style:list-level-properties text:space-before="1.3748in" text:min-label-width="1.1252in"/>
      </text:list-level-style-bullet>
      <text:list-level-style-bullet text:level="4" text:style-name="List3Level3" text:bullet-char="●">
        <style:list-level-properties text:space-before="1.75in" text:min-label-width="1.25in"/>
      </text:list-level-style-bullet>
      <text:list-level-style-bullet text:level="5" text:style-name="List3Level4" text:bullet-char="○">
        <style:list-level-properties text:space-before="2.25in" text:min-label-width="1.25in"/>
      </text:list-level-style-bullet>
      <text:list-level-style-bullet text:level="6" text:style-name="List3Level5" text:bullet-char="■">
        <style:list-level-properties text:space-before="2.8748in" text:min-label-width="1.1252in"/>
      </text:list-level-style-bullet>
      <text:list-level-style-bullet text:level="7" text:style-name="List3Level6" text:bullet-char="●">
        <style:list-level-properties text:space-before="3.25in" text:min-label-width="1.25in"/>
      </text:list-level-style-bullet>
      <text:list-level-style-bullet text:level="8" text:style-name="List3Level7" text:bullet-char="○">
        <style:list-level-properties text:space-before="3.75in" text:min-label-width="1.25in"/>
      </text:list-level-style-bullet>
      <text:list-level-style-bullet text:level="9" text:style-name="List3Level8" text:bullet-char="■">
        <style:list-level-properties text:space-before="4.3748in" text:min-label-width="1.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2">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75in"/>
      </text:list-level-style-bullet>
      <text:list-level-style-bullet text:level="2" text:style-name="List5Level1" text:bullet-char="○">
        <style:list-level-properties text:space-before="0.75in" text:min-label-width="0.75in"/>
      </text:list-level-style-bullet>
      <text:list-level-style-bullet text:level="3" text:style-name="List5Level2" text:bullet-char="■">
        <style:list-level-properties text:space-before="1.3748in" text:min-label-width="0.6252in"/>
      </text:list-level-style-bullet>
      <text:list-level-style-bullet text:level="4" text:style-name="List5Level3" text:bullet-char="●">
        <style:list-level-properties text:space-before="1.75in" text:min-label-width="0.75in"/>
      </text:list-level-style-bullet>
      <text:list-level-style-bullet text:level="5" text:style-name="List5Level4" text:bullet-char="○">
        <style:list-level-properties text:space-before="2.25in" text:min-label-width="0.75in"/>
      </text:list-level-style-bullet>
      <text:list-level-style-bullet text:level="6" text:style-name="List5Level5" text:bullet-char="■">
        <style:list-level-properties text:space-before="2.8748in" text:min-label-width="0.6252in"/>
      </text:list-level-style-bullet>
      <text:list-level-style-bullet text:level="7" text:style-name="List5Level6" text:bullet-char="●">
        <style:list-level-properties text:space-before="3.25in" text:min-label-width="0.75in"/>
      </text:list-level-style-bullet>
      <text:list-level-style-bullet text:level="8" text:style-name="List5Level7" text:bullet-char="○">
        <style:list-level-properties text:space-before="3.75in" text:min-label-width="0.75in"/>
      </text:list-level-style-bullet>
      <text:list-level-style-bullet text:level="9" text:style-name="List5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3">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fo:font-family="Verdana" style:font-family-generic="swiss"/>
      </text:list-level-style-bullet>
      <text:list-level-style-bullet text:level="2" text:style-name="List7Level1" text:bullet-char="◦">
        <style:list-level-properties text:space-before="0.75in"/>
        <style:text-properties fo:font-family="Verdana" style:font-family-generic="swiss"/>
      </text:list-level-style-bullet>
      <text:list-level-style-bullet text:level="3" text:style-name="List7Level2" text:bullet-char="▪">
        <style:list-level-properties text:space-before="1.3752in"/>
        <style:text-properties fo:font-family="Verdana" style:font-family-generic="swiss"/>
      </text:list-level-style-bullet>
      <text:list-level-style-bullet text:level="4" text:style-name="List7Level3" text:bullet-char="•">
        <style:list-level-properties text:space-before="1.75in"/>
        <style:text-properties fo:font-family="Verdana" style:font-family-generic="swiss"/>
      </text:list-level-style-bullet>
      <text:list-level-style-bullet text:level="5" text:style-name="List7Level4" text:bullet-char="◦">
        <style:list-level-properties text:space-before="2.25in"/>
        <style:text-properties fo:font-family="Verdana" style:font-family-generic="swiss"/>
      </text:list-level-style-bullet>
      <text:list-level-style-bullet text:level="6" text:style-name="List7Level5" text:bullet-char="▪">
        <style:list-level-properties text:space-before="2.8752in"/>
        <style:text-properties fo:font-family="Verdana" style:font-family-generic="swiss"/>
      </text:list-level-style-bullet>
      <text:list-level-style-bullet text:level="7" text:style-name="List7Level6" text:bullet-char="•">
        <style:list-level-properties text:space-before="3.25in"/>
        <style:text-properties fo:font-family="Verdana" style:font-family-generic="swiss"/>
      </text:list-level-style-bullet>
      <text:list-level-style-bullet text:level="8" text:style-name="List7Level7" text:bullet-char="◦">
        <style:list-level-properties text:space-before="3.75in"/>
        <style:text-properties fo:font-family="Verdana" style:font-family-generic="swiss"/>
      </text:list-level-style-bullet>
      <text:list-level-style-bullet text:level="9" text:style-name="List7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dc:title/>
    <meta:initial-creator/>
    <meta:editing-cycles>11</meta:editing-cycles>
    <dc:date>2017-12-18T10:21:59.340052167</dc:date>
    <meta:editing-duration>PT4M56S</meta:editing-duration>
    <meta:printed-by>msoler </meta:printed-by>
    <meta:print-date>2015-11-23T08:23:52.567998853</meta:print-date>
    <meta:document-statistic meta:table-count="0" meta:image-count="0" meta:object-count="0" meta:page-count="2" meta:paragraph-count="21" meta:word-count="348" meta:character-count="1881" meta:non-whitespace-character-count="1553"/>
  </office:meta>
</office:document-meta>
</file>